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diam_mm = 25.4* diam_inches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Area = diam_mm^2*pi/4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AWG</text:p>
          </table:table-cell>
          <table:table-cell table:style-name="Default" office:value-type="string" calcext:value-type="string">
            <text:p>DIAM inches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Area mm2</text:p>
          </table:table-cell>
          <table:table-cell office:value-type="string" calcext:value-type="string">
            <text:p>Resistance per meter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Copper</text:p>
          </table:table-cell>
          <table:table-cell office:value-type="string" calcext:value-type="string">
            <text:p>Silver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0000</text:p>
          </table:table-cell>
          <table:table-cell office:value-type="float" office:value="0.46" calcext:value-type="float">
            <text:p>0.46</text:p>
          </table:table-cell>
          <table:table-cell table:formula="of:=25.4*[.C5]" office:value-type="float" office:value="11.684" calcext:value-type="float">
            <text:p>11.684</text:p>
          </table:table-cell>
          <table:table-cell table:formula="of:=PI()*[.D5]^2/4" office:value-type="float" office:value="107.219302577031" calcext:value-type="float">
            <text:p>107.219302577</text:p>
          </table:table-cell>
          <table:table-cell table:formula="of:=1000*[.$L$7]*0.00000001/([.E5]*0.000001)" office:value-type="float" office:value="0.159672741647432" calcext:value-type="float">
            <text:p>0.1596727416</text:p>
          </table:table-cell>
          <table:table-cell table:formula="of:=10000*[.$L$6]*0.00000001/([.E5]*0.000001)" office:value-type="float" office:value="1.50812396754613" calcext:value-type="float">
            <text:p>1.5081239675</text:p>
          </table:table-cell>
          <table:table-cell table:number-columns-repeated="3"/>
          <table:table-cell office:value-type="string" calcext:value-type="string">
            <text:p>  10-ga wire Resistance</text:p>
            <text:p>Ohms/ft</text:p>
          </table:table-cell>
          <table:table-cell office:value-type="string" calcext:value-type="string">
            <text:p>Resistivity</text:p>
            <text:p>10-8 ohm-m @ 25º C</text:p>
          </table:table-cell>
        </table:table-row>
        <table:table-row table:style-name="ro1">
          <table:table-cell/>
          <table:table-cell office:value-type="string" calcext:value-type="string">
            <text:p>000</text:p>
          </table:table-cell>
          <table:table-cell office:value-type="float" office:value="0.40965" calcext:value-type="float">
            <text:p>0.40965</text:p>
          </table:table-cell>
          <table:table-cell table:formula="of:=25.4*[.C6]" office:value-type="float" office:value="10.40511" calcext:value-type="float">
            <text:p>10.40511</text:p>
          </table:table-cell>
          <table:table-cell table:formula="of:=PI()*[.D6]^2/4" office:value-type="float" office:value="85.0321642614546" calcext:value-type="float">
            <text:p>85.0321642615</text:p>
          </table:table-cell>
          <table:table-cell table:formula="of:=1000*[.$L$7]*0.00000001/([.E6]*0.000001)" office:value-type="float" office:value="0.201335578703605" calcext:value-type="float">
            <text:p>0.2013355787</text:p>
          </table:table-cell>
          <table:table-cell table:formula="of:=10000*[.$L$6]*0.00000001/([.E6]*0.000001)" office:value-type="float" office:value="1.90163335726478" calcext:value-type="float">
            <text:p>1.9016333573</text:p>
          </table:table-cell>
          <table:table-cell table:number-columns-repeated="2"/>
          <table:table-cell table:style-name="ce5" office:value-type="string" calcext:value-type="string">
            <text:p><text:s text:c="2"/>Silver</text:p>
          </table:table-cell>
          <table:table-cell table:style-name="ce3" office:value-type="float" office:value="0.000944" calcext:value-type="float">
            <text:p>0.000944</text:p>
          </table:table-cell>
          <table:table-cell table:style-name="ce3" office:value-type="float" office:value="1.617" calcext:value-type="float">
            <text:p>1.617</text:p>
          </table:table-cell>
        </table:table-row>
        <table:table-row table:style-name="ro1">
          <table:table-cell/>
          <table:table-cell office:value-type="string" calcext:value-type="string">
            <text:p>00</text:p>
          </table:table-cell>
          <table:table-cell office:value-type="float" office:value="0.3648" calcext:value-type="float">
            <text:p>0.3648</text:p>
          </table:table-cell>
          <table:table-cell table:formula="of:=25.4*[.C7]" office:value-type="float" office:value="9.26592" calcext:value-type="float">
            <text:p>9.26592</text:p>
          </table:table-cell>
          <table:table-cell table:formula="of:=PI()*[.D7]^2/4" office:value-type="float" office:value="67.4321448791151" calcext:value-type="float">
            <text:p>67.4321448791</text:p>
          </table:table-cell>
          <table:table-cell table:formula="of:=1000*[.$L$7]*0.00000001/([.E7]*0.000001)" office:value-type="float" office:value="0.253884850180739" calcext:value-type="float">
            <text:p>0.2538848502</text:p>
          </table:table-cell>
          <table:table-cell table:formula="of:=10000*[.$L$6]*0.00000001/([.E7]*0.000001)" office:value-type="float" office:value="2.39796613751317" calcext:value-type="float">
            <text:p>2.3979661375</text:p>
          </table:table-cell>
          <table:table-cell table:number-columns-repeated="2"/>
          <table:table-cell table:style-name="ce5" office:value-type="string" calcext:value-type="string">
            <text:p><text:s text:c="2"/>Copper</text:p>
          </table:table-cell>
          <table:table-cell table:style-name="ce3" office:value-type="float" office:value="0.000999" calcext:value-type="float">
            <text:p>0.000999</text:p>
          </table:table-cell>
          <table:table-cell table:style-name="ce3" office:value-type="float" office:value="1.712" calcext:value-type="float">
            <text:p>1.71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2485" calcext:value-type="float">
            <text:p>0.32485</text:p>
          </table:table-cell>
          <table:table-cell table:formula="of:=25.4*[.C8]" office:value-type="float" office:value="8.25119" calcext:value-type="float">
            <text:p>8.25119</text:p>
          </table:table-cell>
          <table:table-cell table:formula="of:=PI()*[.D8]^2/4" office:value-type="float" office:value="53.4715849013795" calcext:value-type="float">
            <text:p>53.4715849014</text:p>
          </table:table-cell>
          <table:table-cell table:formula="of:=1000*[.$L$7]*0.00000001/([.E8]*0.000001)" office:value-type="float" office:value="0.320170049785794" calcext:value-type="float">
            <text:p>0.3201700498</text:p>
          </table:table-cell>
          <table:table-cell table:formula="of:=10000*[.$L$6]*0.00000001/([.E8]*0.000001)" office:value-type="float" office:value="3.02403604266139" calcext:value-type="float">
            <text:p>3.0240360427</text:p>
          </table:table-cell>
          <table:table-cell table:number-columns-repeated="2"/>
          <table:table-cell table:style-name="ce5" office:value-type="string" calcext:value-type="string">
            <text:p><text:s text:c="2"/>Gold</text:p>
          </table:table-cell>
          <table:table-cell table:style-name="ce3" office:value-type="float" office:value="0.00114" calcext:value-type="float">
            <text:p>0.00114</text:p>
          </table:table-cell>
          <table:table-cell table:style-name="ce3" office:value-type="float" office:value="2.255" calcext:value-type="float">
            <text:p>2.25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893" calcext:value-type="float">
            <text:p>0.2893</text:p>
          </table:table-cell>
          <table:table-cell table:formula="of:=25.4*[.C9]" office:value-type="float" office:value="7.34822" calcext:value-type="float">
            <text:p>7.34822</text:p>
          </table:table-cell>
          <table:table-cell table:formula="of:=PI()*[.D9]^2/4" office:value-type="float" office:value="42.4086240422507" calcext:value-type="float">
            <text:p>42.4086240423</text:p>
          </table:table-cell>
          <table:table-cell table:formula="of:=1000*[.$L$7]*0.00000001/([.E9]*0.000001)" office:value-type="float" office:value="0.403691475180702" calcext:value-type="float">
            <text:p>0.4036914752</text:p>
          </table:table-cell>
          <table:table-cell table:formula="of:=10000*[.$L$6]*0.00000001/([.E9]*0.000001)" office:value-type="float" office:value="3.81290371125699" calcext:value-type="float">
            <text:p>3.8129037113</text:p>
          </table:table-cell>
          <table:table-cell table:number-columns-repeated="2"/>
          <table:table-cell table:style-name="ce5" office:value-type="string" calcext:value-type="string">
            <text:p><text:s text:c="2"/>Aluminum</text:p>
          </table:table-cell>
          <table:table-cell table:style-name="ce3" office:value-type="float" office:value="0.00164" calcext:value-type="float">
            <text:p>0.00164</text:p>
          </table:table-cell>
          <table:table-cell table:style-name="ce3" office:value-type="float" office:value="2.709" calcext:value-type="float">
            <text:p>2.7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5763" calcext:value-type="float">
            <text:p>0.25763</text:p>
          </table:table-cell>
          <table:table-cell table:formula="of:=25.4*[.C10]" office:value-type="float" office:value="6.543802" calcext:value-type="float">
            <text:p>6.543802</text:p>
          </table:table-cell>
          <table:table-cell table:formula="of:=PI()*[.D10]^2/4" office:value-type="float" office:value="33.6318054149904" calcext:value-type="float">
            <text:p>33.631805415</text:p>
          </table:table-cell>
          <table:table-cell table:formula="of:=1000*[.$L$7]*0.00000001/([.E10]*0.000001)" office:value-type="float" office:value="0.50904195563552" calcext:value-type="float">
            <text:p>0.5090419556</text:p>
          </table:table-cell>
          <table:table-cell table:formula="of:=10000*[.$L$6]*0.00000001/([.E10]*0.000001)" office:value-type="float" office:value="4.80794884499203" calcext:value-type="float">
            <text:p>4.807948845</text:p>
          </table:table-cell>
          <table:table-cell table:number-columns-repeated="2"/>
          <table:table-cell table:style-name="ce5" office:value-type="string" calcext:value-type="string">
            <text:p><text:s text:c="2"/>Iridium</text:p>
          </table:table-cell>
          <table:table-cell table:style-name="ce3" office:value-type="float" office:value="0.00306" calcext:value-type="float">
            <text:p>0.00306</text:p>
          </table:table-cell>
          <table:table-cell table:style-name="ce3" office:value-type="float" office:value="4.7" calcext:value-type="float">
            <text:p>4.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22942" calcext:value-type="float">
            <text:p>0.22942</text:p>
          </table:table-cell>
          <table:table-cell table:formula="of:=25.4*[.C11]" office:value-type="float" office:value="5.827268" calcext:value-type="float">
            <text:p>5.827268</text:p>
          </table:table-cell>
          <table:table-cell table:formula="of:=PI()*[.D11]^2/4" office:value-type="float" office:value="26.6698065452304" calcext:value-type="float">
            <text:p>26.6698065452</text:p>
          </table:table-cell>
          <table:table-cell table:formula="of:=1000*[.$L$7]*0.00000001/([.E11]*0.000001)" office:value-type="float" office:value="0.641924416323212" calcext:value-type="float">
            <text:p>0.6419244163</text:p>
          </table:table-cell>
          <table:table-cell table:formula="of:=10000*[.$L$6]*0.00000001/([.E11]*0.000001)" office:value-type="float" office:value="6.06303610510884" calcext:value-type="float">
            <text:p>6.0630361051</text:p>
          </table:table-cell>
          <table:table-cell table:number-columns-repeated="2"/>
          <table:table-cell table:style-name="ce5" office:value-type="string" calcext:value-type="string">
            <text:p><text:s text:c="2"/>Brass</text:p>
          </table:table-cell>
          <table:table-cell table:style-name="ce3" office:value-type="float" office:value="0.00406" calcext:value-type="float">
            <text:p>0.00406</text:p>
          </table:table-cell>
          <table:table-cell table:style-name="ce3" office:value-type="float" office:value="6.13" calcext:value-type="float">
            <text:p>6.1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20431" calcext:value-type="float">
            <text:p>0.20431</text:p>
          </table:table-cell>
          <table:table-cell table:formula="of:=25.4*[.C12]" office:value-type="float" office:value="5.189474" calcext:value-type="float">
            <text:p>5.189474</text:p>
          </table:table-cell>
          <table:table-cell table:formula="of:=PI()*[.D12]^2/4" office:value-type="float" office:value="21.1512755066665" calcext:value-type="float">
            <text:p>21.1512755067</text:p>
          </table:table-cell>
          <table:table-cell table:formula="of:=1000*[.$L$7]*0.00000001/([.E12]*0.000001)" office:value-type="float" office:value="0.809407451319147" calcext:value-type="float">
            <text:p>0.8094074513</text:p>
          </table:table-cell>
          <table:table-cell table:formula="of:=10000*[.$L$6]*0.00000001/([.E12]*0.000001)" office:value-type="float" office:value="7.64492902326554" calcext:value-type="float">
            <text:p>7.6449290233</text:p>
          </table:table-cell>
          <table:table-cell table:number-columns-repeated="2"/>
          <table:table-cell table:style-name="ce5" office:value-type="string" calcext:value-type="string">
            <text:p><text:s text:c="2"/>Nickel</text:p>
          </table:table-cell>
          <table:table-cell table:style-name="ce3" office:value-type="float" office:value="0.00452" calcext:value-type="float">
            <text:p>0.00452</text:p>
          </table:table-cell>
          <table:table-cell table:style-name="ce3" office:value-type="float" office:value="7.12" calcext:value-type="float">
            <text:p>7.1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8194" calcext:value-type="float">
            <text:p>0.18194</text:p>
          </table:table-cell>
          <table:table-cell table:formula="of:=25.4*[.C13]" office:value-type="float" office:value="4.621276" calcext:value-type="float">
            <text:p>4.621276</text:p>
          </table:table-cell>
          <table:table-cell table:formula="of:=PI()*[.D13]^2/4" office:value-type="float" office:value="16.7731138704289" calcext:value-type="float">
            <text:p>16.7731138704</text:p>
          </table:table-cell>
          <table:table-cell table:formula="of:=1000*[.$L$7]*0.00000001/([.E13]*0.000001)" office:value-type="float" office:value="1.02068108117853" calcext:value-type="float">
            <text:p>1.0206810812</text:p>
          </table:table-cell>
          <table:table-cell table:formula="of:=10000*[.$L$6]*0.00000001/([.E13]*0.000001)" office:value-type="float" office:value="9.64042820248646" calcext:value-type="float">
            <text:p>9.6404282025</text:p>
          </table:table-cell>
          <table:table-cell table:number-columns-repeated="2"/>
          <table:table-cell table:style-name="ce5" office:value-type="string" calcext:value-type="string">
            <text:p><text:s text:c="2"/>Iron</text:p>
          </table:table-cell>
          <table:table-cell table:style-name="ce3" office:value-type="float" office:value="0.00579" calcext:value-type="float">
            <text:p>0.00579</text:p>
          </table:table-cell>
          <table:table-cell table:style-name="ce3" office:value-type="float" office:value="9.87" calcext:value-type="float">
            <text:p>9.8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6202" calcext:value-type="float">
            <text:p>0.16202</text:p>
          </table:table-cell>
          <table:table-cell table:formula="of:=25.4*[.C14]" office:value-type="float" office:value="4.115308" calcext:value-type="float">
            <text:p>4.115308</text:p>
          </table:table-cell>
          <table:table-cell table:formula="of:=PI()*[.D14]^2/4" office:value-type="float" office:value="13.3013147485823" calcext:value-type="float">
            <text:p>13.3013147486</text:p>
          </table:table-cell>
          <table:table-cell table:formula="of:=1000*[.$L$7]*0.00000001/([.E14]*0.000001)" office:value-type="float" office:value="1.2870908119684" calcext:value-type="float">
            <text:p>1.287090812</text:p>
          </table:table-cell>
          <table:table-cell table:formula="of:=10000*[.$L$6]*0.00000001/([.E14]*0.000001)" office:value-type="float" office:value="12.1566930079025" calcext:value-type="float">
            <text:p>12.1566930079</text:p>
          </table:table-cell>
          <table:table-cell table:number-columns-repeated="2"/>
          <table:table-cell table:style-name="ce5" office:value-type="string" calcext:value-type="string">
            <text:p><text:s text:c="2"/>Platinum</text:p>
          </table:table-cell>
          <table:table-cell table:style-name="ce3" office:value-type="float" office:value="0.00579" calcext:value-type="float">
            <text:p>0.00579</text:p>
          </table:table-cell>
          <table:table-cell table:style-name="ce3" office:value-type="float" office:value="10.7" calcext:value-type="float">
            <text:p>10.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4428" calcext:value-type="float">
            <text:p>0.14428</text:p>
          </table:table-cell>
          <table:table-cell table:formula="of:=25.4*[.C15]" office:value-type="float" office:value="3.664712" calcext:value-type="float">
            <text:p>3.664712</text:p>
          </table:table-cell>
          <table:table-cell table:formula="of:=PI()*[.D15]^2/4" office:value-type="float" office:value="10.5479869035465" calcext:value-type="float">
            <text:p>10.5479869035</text:p>
          </table:table-cell>
          <table:table-cell table:formula="of:=1000*[.$L$7]*0.00000001/([.E15]*0.000001)" office:value-type="float" office:value="1.62305851880076" calcext:value-type="float">
            <text:p>1.6230585188</text:p>
          </table:table-cell>
          <table:table-cell table:formula="of:=10000*[.$L$6]*0.00000001/([.E15]*0.000001)" office:value-type="float" office:value="15.3299393977852" calcext:value-type="float">
            <text:p>15.3299393978</text:p>
          </table:table-cell>
          <table:table-cell table:number-columns-repeated="2"/>
          <table:table-cell table:style-name="ce5" office:value-type="string" calcext:value-type="string">
            <text:p><text:s text:c="2"/>Steel</text:p>
          </table:table-cell>
          <table:table-cell table:style-name="ce3" office:value-type="float" office:value="0.00684" calcext:value-type="float">
            <text:p>0.00684</text:p>
          </table:table-cell>
          <table:table-cell table:style-name="ce3" office:value-type="float" office:value="11.8" calcext:value-type="float">
            <text:p>11.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2849" calcext:value-type="float">
            <text:p>0.12849</text:p>
          </table:table-cell>
          <table:table-cell table:formula="of:=25.4*[.C16]" office:value-type="float" office:value="3.263646" calcext:value-type="float">
            <text:p>3.263646</text:p>
          </table:table-cell>
          <table:table-cell table:formula="of:=PI()*[.D16]^2/4" office:value-type="float" office:value="8.36557838417713" calcext:value-type="float">
            <text:p>8.3655783842</text:p>
          </table:table-cell>
          <table:table-cell table:formula="of:=1000*[.$L$7]*0.00000001/([.E16]*0.000001)" office:value-type="float" office:value="2.04648133264536" calcext:value-type="float">
            <text:p>2.0464813326</text:p>
          </table:table-cell>
          <table:table-cell table:formula="of:=10000*[.$L$6]*0.00000001/([.E16]*0.000001)" office:value-type="float" office:value="19.329207446773" calcext:value-type="float">
            <text:p>19.3292074468</text:p>
          </table:table-cell>
          <table:table-cell table:number-columns-repeated="2"/>
          <table:table-cell table:style-name="ce5" office:value-type="string" calcext:value-type="string">
            <text:p><text:s text:c="2"/>Lead</text:p>
          </table:table-cell>
          <table:table-cell table:style-name="ce3" office:value-type="float" office:value="0.0127" calcext:value-type="float">
            <text:p>0.0127</text:p>
          </table:table-cell>
          <table:table-cell table:style-name="ce3" office:value-type="float" office:value="21.1" calcext:value-type="float">
            <text:p>21.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1443" calcext:value-type="float">
            <text:p>0.11443</text:p>
          </table:table-cell>
          <table:table-cell table:formula="of:=25.4*[.C17]" office:value-type="float" office:value="2.906522" calcext:value-type="float">
            <text:p>2.906522</text:p>
          </table:table-cell>
          <table:table-cell table:formula="of:=PI()*[.D17]^2/4" office:value-type="float" office:value="6.63494168981468" calcext:value-type="float">
            <text:p>6.6349416898</text:p>
          </table:table-cell>
          <table:table-cell table:formula="of:=1000*[.$L$7]*0.00000001/([.E17]*0.000001)" office:value-type="float" office:value="2.58027889322388" calcext:value-type="float">
            <text:p>2.5802788932</text:p>
          </table:table-cell>
          <table:table-cell table:formula="of:=10000*[.$L$6]*0.00000001/([.E17]*0.000001)" office:value-type="float" office:value="24.3709752940596" calcext:value-type="float">
            <text:p>24.3709752941</text:p>
          </table:table-cell>
          <table:table-cell table:number-columns-repeated="2"/>
          <table:table-cell office:value-type="string" calcext:value-type="string">
            <text:p><text:a xlink:href="http://www.stealth316.com/2-wire-resistance.htm" xlink:type="simple">http://www.stealth316.com/2-wire-resistance.htm</text:a>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0189" calcext:value-type="float">
            <text:p>0.10189</text:p>
          </table:table-cell>
          <table:table-cell table:formula="of:=25.4*[.C18]" office:value-type="float" office:value="2.588006" calcext:value-type="float">
            <text:p>2.588006</text:p>
          </table:table-cell>
          <table:table-cell table:formula="of:=PI()*[.D18]^2/4" office:value-type="float" office:value="5.26042022785992" calcext:value-type="float">
            <text:p>5.2604202279</text:p>
          </table:table-cell>
          <table:table-cell table:formula="of:=1000*[.$L$7]*0.00000001/([.E18]*0.000001)" office:value-type="float" office:value="3.25449284628063" calcext:value-type="float">
            <text:p>3.2544928463</text:p>
          </table:table-cell>
          <table:table-cell table:formula="of:=10000*[.$L$6]*0.00000001/([.E18]*0.000001)" office:value-type="float" office:value="30.7389890913304" calcext:value-type="float">
            <text:p>30.738989091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9074" calcext:value-type="float">
            <text:p>0.09074</text:p>
          </table:table-cell>
          <table:table-cell table:formula="of:=25.4*[.C19]" office:value-type="float" office:value="2.304796" calcext:value-type="float">
            <text:p>2.304796</text:p>
          </table:table-cell>
          <table:table-cell table:formula="of:=PI()*[.D19]^2/4" office:value-type="float" office:value="4.17210148992107" calcext:value-type="float">
            <text:p>4.1721014899</text:p>
          </table:table-cell>
          <table:table-cell table:formula="of:=1000*[.$L$7]*0.00000001/([.E19]*0.000001)" office:value-type="float" office:value="4.10344763696625" calcext:value-type="float">
            <text:p>4.103447637</text:p>
          </table:table-cell>
          <table:table-cell table:formula="of:=10000*[.$L$6]*0.00000001/([.E19]*0.000001)" office:value-type="float" office:value="38.7574464309254" calcext:value-type="float">
            <text:p>38.75744643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808" calcext:value-type="float">
            <text:p>0.0808</text:p>
          </table:table-cell>
          <table:table-cell table:formula="of:=25.4*[.C20]" office:value-type="float" office:value="2.05232" calcext:value-type="float">
            <text:p>2.05232</text:p>
          </table:table-cell>
          <table:table-cell table:formula="of:=PI()*[.D20]^2/4" office:value-type="float" office:value="3.30811071633509" calcext:value-type="float">
            <text:p>3.3081107163</text:p>
          </table:table-cell>
          <table:table-cell table:formula="of:=1000*[.$L$7]*0.00000001/([.E20]*0.000001)" office:value-type="float" office:value="5.17515931841801" calcext:value-type="float">
            <text:p>5.1751593184</text:p>
          </table:table-cell>
          <table:table-cell table:formula="of:=10000*[.$L$6]*0.00000001/([.E20]*0.000001)" office:value-type="float" office:value="48.8798634222075" calcext:value-type="float">
            <text:p>48.8798634222</text:p>
          </table:table-cell>
          <table:table-cell/>
          <table:table-cell table:formula="of:=PI()" office:value-type="float" office:value="3.14159265358979" calcext:value-type="float">
            <text:p>3.1415926536</text:p>
          </table:table-cell>
          <table:table-cell/>
          <table:table-cell table:style-name="ce5" office:value-type="string" calcext:value-type="string">
            <text:p><text:s text:c="2"/>Silver</text:p>
          </table:table-cell>
          <table:table-cell table:style-name="ce3" office:value-type="float" office:value="1.617" calcext:value-type="float">
            <text:p>1.61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07196" calcext:value-type="float">
            <text:p>0.07196</text:p>
          </table:table-cell>
          <table:table-cell table:formula="of:=25.4*[.C21]" office:value-type="float" office:value="1.827784" calcext:value-type="float">
            <text:p>1.827784</text:p>
          </table:table-cell>
          <table:table-cell table:formula="of:=PI()*[.D21]^2/4" office:value-type="float" office:value="2.62385374729379" calcext:value-type="float">
            <text:p>2.6238537473</text:p>
          </table:table-cell>
          <table:table-cell table:formula="of:=1000*[.$L$7]*0.00000001/([.E21]*0.000001)" office:value-type="float" office:value="6.52475391117258" calcext:value-type="float">
            <text:p>6.5247539112</text:p>
          </table:table-cell>
          <table:table-cell table:formula="of:=10000*[.$L$6]*0.00000001/([.E21]*0.000001)" office:value-type="float" office:value="61.6269104811102" calcext:value-type="float">
            <text:p>61.6269104811</text:p>
          </table:table-cell>
          <table:table-cell table:number-columns-repeated="3"/>
          <table:table-cell table:style-name="ce5" office:value-type="string" calcext:value-type="string">
            <text:p><text:s text:c="2"/>Copper</text:p>
          </table:table-cell>
          <table:table-cell table:style-name="ce3" office:value-type="float" office:value="1.712" calcext:value-type="float">
            <text:p>1.71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6408" calcext:value-type="float">
            <text:p>0.06408</text:p>
          </table:table-cell>
          <table:table-cell table:formula="of:=25.4*[.C22]" office:value-type="float" office:value="1.627632" calcext:value-type="float">
            <text:p>1.627632</text:p>
          </table:table-cell>
          <table:table-cell table:formula="of:=PI()*[.D22]^2/4" office:value-type="float" office:value="2.08066576189718" calcext:value-type="float">
            <text:p>2.0806657619</text:p>
          </table:table-cell>
          <table:table-cell table:formula="of:=1000*[.$L$7]*0.00000001/([.E22]*0.000001)" office:value-type="float" office:value="8.22813558694299" calcext:value-type="float">
            <text:p>8.2281355869</text:p>
          </table:table-cell>
          <table:table-cell table:formula="of:=10000*[.$L$6]*0.00000001/([.E22]*0.000001)" office:value-type="float" office:value="77.7155096033108" calcext:value-type="float">
            <text:p>77.7155096033</text:p>
          </table:table-cell>
          <table:table-cell table:number-columns-repeated="3"/>
          <table:table-cell table:style-name="ce5" office:value-type="string" calcext:value-type="string">
            <text:p><text:s text:c="2"/>Gold</text:p>
          </table:table-cell>
          <table:table-cell table:style-name="ce3" office:value-type="float" office:value="2.255" calcext:value-type="float">
            <text:p>2.25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5707" calcext:value-type="float">
            <text:p>0.05707</text:p>
          </table:table-cell>
          <table:table-cell table:formula="of:=25.4*[.C23]" office:value-type="float" office:value="1.449578" calcext:value-type="float">
            <text:p>1.449578</text:p>
          </table:table-cell>
          <table:table-cell table:formula="of:=PI()*[.D23]^2/4" office:value-type="float" office:value="1.65033860813762" calcext:value-type="float">
            <text:p>1.6503386081</text:p>
          </table:table-cell>
          <table:table-cell table:formula="of:=1000*[.$L$7]*0.00000001/([.E23]*0.000001)" office:value-type="float" office:value="10.3736287302396" calcext:value-type="float">
            <text:p>10.3736287302</text:p>
          </table:table-cell>
          <table:table-cell table:formula="of:=10000*[.$L$6]*0.00000001/([.E23]*0.000001)" office:value-type="float" office:value="97.9798928551252" calcext:value-type="float">
            <text:p>97.9798928551</text:p>
          </table:table-cell>
          <table:table-cell table:number-columns-repeated="3"/>
          <table:table-cell table:style-name="ce5" office:value-type="string" calcext:value-type="string">
            <text:p><text:s text:c="2"/>Aluminum</text:p>
          </table:table-cell>
          <table:table-cell table:style-name="ce3" office:value-type="float" office:value="2.709" calcext:value-type="float">
            <text:p>2.70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5082" calcext:value-type="float">
            <text:p>0.05082</text:p>
          </table:table-cell>
          <table:table-cell table:formula="of:=25.4*[.C24]" office:value-type="float" office:value="1.290828" calcext:value-type="float">
            <text:p>1.290828</text:p>
          </table:table-cell>
          <table:table-cell table:formula="of:=PI()*[.D24]^2/4" office:value-type="float" office:value="1.30865942113868" calcext:value-type="float">
            <text:p>1.3086594211</text:p>
          </table:table-cell>
          <table:table-cell table:formula="of:=1000*[.$L$7]*0.00000001/([.E24]*0.000001)" office:value-type="float" office:value="13.0820897503673" calcext:value-type="float">
            <text:p>13.0820897504</text:p>
          </table:table-cell>
          <table:table-cell table:formula="of:=10000*[.$L$6]*0.00000001/([.E24]*0.000001)" office:value-type="float" office:value="123.56156031743" calcext:value-type="float">
            <text:p>123.5615603174</text:p>
          </table:table-cell>
          <table:table-cell table:number-columns-repeated="3"/>
          <table:table-cell table:style-name="ce5" office:value-type="string" calcext:value-type="string">
            <text:p><text:s text:c="2"/>Iridium</text:p>
          </table:table-cell>
          <table:table-cell table:style-name="ce3" office:value-type="float" office:value="4.7" calcext:value-type="float">
            <text:p>4.7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4526" calcext:value-type="float">
            <text:p>0.04526</text:p>
          </table:table-cell>
          <table:table-cell table:formula="of:=25.4*[.C25]" office:value-type="float" office:value="1.149604" calcext:value-type="float">
            <text:p>1.149604</text:p>
          </table:table-cell>
          <table:table-cell table:formula="of:=PI()*[.D25]^2/4" office:value-type="float" office:value="1.0379738536089" calcext:value-type="float">
            <text:p>1.0379738536</text:p>
          </table:table-cell>
          <table:table-cell table:formula="of:=1000*[.$L$7]*0.00000001/([.E25]*0.000001)" office:value-type="float" office:value="16.493671724462" calcext:value-type="float">
            <text:p>16.4936717245</text:p>
          </table:table-cell>
          <table:table-cell table:formula="of:=10000*[.$L$6]*0.00000001/([.E25]*0.000001)" office:value-type="float" office:value="155.784270902191" calcext:value-type="float">
            <text:p>155.7842709022</text:p>
          </table:table-cell>
          <table:table-cell table:number-columns-repeated="3"/>
          <table:table-cell table:style-name="ce5" office:value-type="string" calcext:value-type="string">
            <text:p><text:s text:c="2"/>Brass</text:p>
          </table:table-cell>
          <table:table-cell table:style-name="ce3" office:value-type="float" office:value="6.13" calcext:value-type="float">
            <text:p>6.1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0403" calcext:value-type="float">
            <text:p>0.0403</text:p>
          </table:table-cell>
          <table:table-cell table:formula="of:=25.4*[.C26]" office:value-type="float" office:value="1.02362" calcext:value-type="float">
            <text:p>1.02362</text:p>
          </table:table-cell>
          <table:table-cell table:formula="of:=PI()*[.D26]^2/4" office:value-type="float" office:value="0.822938549727455" calcext:value-type="float">
            <text:p>0.8229385497</text:p>
          </table:table-cell>
          <table:table-cell table:formula="of:=1000*[.$L$7]*0.00000001/([.E26]*0.000001)" office:value-type="float" office:value="20.8034974247711" calcext:value-type="float">
            <text:p>20.8034974248</text:p>
          </table:table-cell>
          <table:table-cell table:formula="of:=10000*[.$L$6]*0.00000001/([.E26]*0.000001)" office:value-type="float" office:value="196.490977429059" calcext:value-type="float">
            <text:p>196.4909774291</text:p>
          </table:table-cell>
          <table:table-cell table:number-columns-repeated="3"/>
          <table:table-cell table:style-name="ce5" office:value-type="string" calcext:value-type="string">
            <text:p><text:s text:c="2"/>Nickel</text:p>
          </table:table-cell>
          <table:table-cell table:style-name="ce3" office:value-type="float" office:value="7.12" calcext:value-type="float">
            <text:p>7.1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03589" calcext:value-type="float">
            <text:p>0.03589</text:p>
          </table:table-cell>
          <table:table-cell table:formula="of:=25.4*[.C27]" office:value-type="float" office:value="0.911606" calcext:value-type="float">
            <text:p>0.911606</text:p>
          </table:table-cell>
          <table:table-cell table:formula="of:=PI()*[.D27]^2/4" office:value-type="float" office:value="0.652685900836402" calcext:value-type="float">
            <text:p>0.6526859008</text:p>
          </table:table-cell>
          <table:table-cell table:formula="of:=1000*[.$L$7]*0.00000001/([.E27]*0.000001)" office:value-type="float" office:value="26.2300748002387" calcext:value-type="float">
            <text:p>26.2300748002</text:p>
          </table:table-cell>
          <table:table-cell table:formula="of:=10000*[.$L$6]*0.00000001/([.E27]*0.000001)" office:value-type="float" office:value="247.745507897114" calcext:value-type="float">
            <text:p>247.7455078971</text:p>
          </table:table-cell>
          <table:table-cell table:number-columns-repeated="3"/>
          <table:table-cell table:style-name="ce5" office:value-type="string" calcext:value-type="string">
            <text:p><text:s text:c="2"/>Iron</text:p>
          </table:table-cell>
          <table:table-cell table:style-name="ce3" office:value-type="float" office:value="9.87" calcext:value-type="float">
            <text:p>9.8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.03196" calcext:value-type="float">
            <text:p>0.03196</text:p>
          </table:table-cell>
          <table:table-cell table:formula="of:=25.4*[.C28]" office:value-type="float" office:value="0.811784" calcext:value-type="float">
            <text:p>0.811784</text:p>
          </table:table-cell>
          <table:table-cell table:formula="of:=PI()*[.D28]^2/4" office:value-type="float" office:value="0.517572098181315" calcext:value-type="float">
            <text:p>0.5175720982</text:p>
          </table:table-cell>
          <table:table-cell table:style-name="ce4" table:formula="of:=1000*[.$L$7]*0.00000001/([.E28]*0.000001)" office:value-type="float" office:value="33.0775172389655" calcext:value-type="float">
            <text:p>33.077517239</text:p>
          </table:table-cell>
          <table:table-cell table:formula="of:=10000*[.$L$6]*0.00000001/([.E28]*0.000001)" office:value-type="float" office:value="312.420241678781" calcext:value-type="float">
            <text:p>312.4202416788</text:p>
          </table:table-cell>
          <table:table-cell table:number-columns-repeated="3"/>
          <table:table-cell table:style-name="ce5" office:value-type="string" calcext:value-type="string">
            <text:p><text:s text:c="2"/>Platinum</text:p>
          </table:table-cell>
          <table:table-cell table:style-name="ce3" office:value-type="float" office:value="10.7" calcext:value-type="float">
            <text:p>10.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0.02846" calcext:value-type="float">
            <text:p>0.02846</text:p>
          </table:table-cell>
          <table:table-cell table:formula="of:=25.4*[.C29]" office:value-type="float" office:value="0.722884" calcext:value-type="float">
            <text:p>0.722884</text:p>
          </table:table-cell>
          <table:table-cell table:formula="of:=PI()*[.D29]^2/4" office:value-type="float" office:value="0.410418667576567" calcext:value-type="float">
            <text:p>0.4104186676</text:p>
          </table:table-cell>
          <table:table-cell table:formula="of:=1000*[.$L$7]*0.00000001/([.E29]*0.000001)" office:value-type="float" office:value="41.7135022173574" calcext:value-type="float">
            <text:p>41.7135022174</text:p>
          </table:table-cell>
          <table:table-cell table:formula="of:=10000*[.$L$6]*0.00000001/([.E29]*0.000001)" office:value-type="float" office:value="393.987926901092" calcext:value-type="float">
            <text:p>393.9879269011</text:p>
          </table:table-cell>
          <table:table-cell table:number-columns-repeated="3"/>
          <table:table-cell table:style-name="ce5" office:value-type="string" calcext:value-type="string">
            <text:p><text:s text:c="2"/>Steel</text:p>
          </table:table-cell>
          <table:table-cell table:style-name="ce3" office:value-type="float" office:value="11.8" calcext:value-type="float">
            <text:p>11.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0.02535" calcext:value-type="float">
            <text:p>0.02535</text:p>
          </table:table-cell>
          <table:table-cell table:formula="of:=25.4*[.C30]" office:value-type="float" office:value="0.64389" calcext:value-type="float">
            <text:p>0.64389</text:p>
          </table:table-cell>
          <table:table-cell table:formula="of:=PI()*[.D30]^2/4" office:value-type="float" office:value="0.325621626986332" calcext:value-type="float">
            <text:p>0.325621627</text:p>
          </table:table-cell>
          <table:table-cell table:formula="of:=1000*[.$L$7]*0.00000001/([.E30]*0.000001)" office:value-type="float" office:value="52.5763603555689" calcext:value-type="float">
            <text:p>52.5763603556</text:p>
          </table:table-cell>
          <table:table-cell table:formula="of:=10000*[.$L$6]*0.00000001/([.E30]*0.000001)" office:value-type="float" office:value="496.588637236886" calcext:value-type="float">
            <text:p>496.5886372369</text:p>
          </table:table-cell>
          <table:table-cell table:number-columns-repeated="3"/>
          <table:table-cell table:style-name="ce5" office:value-type="string" calcext:value-type="string">
            <text:p><text:s text:c="2"/>Lead</text:p>
          </table:table-cell>
          <table:table-cell table:style-name="ce3" office:value-type="float" office:value="21.1" calcext:value-type="float">
            <text:p>21.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.02257" calcext:value-type="float">
            <text:p>0.02257</text:p>
          </table:table-cell>
          <table:table-cell table:formula="of:=25.4*[.C31]" office:value-type="float" office:value="0.573278" calcext:value-type="float">
            <text:p>0.573278</text:p>
          </table:table-cell>
          <table:table-cell table:formula="of:=PI()*[.D31]^2/4" office:value-type="float" office:value="0.258119272718913" calcext:value-type="float">
            <text:p>0.2581192727</text:p>
          </table:table-cell>
          <table:table-cell table:formula="of:=1000*[.$L$7]*0.00000001/([.E31]*0.000001)" office:value-type="float" office:value="66.3259268463977" calcext:value-type="float">
            <text:p>66.3259268464</text:p>
          </table:table-cell>
          <table:table-cell table:formula="of:=10000*[.$L$6]*0.00000001/([.E31]*0.000001)" office:value-type="float" office:value="626.454577748978" calcext:value-type="float">
            <text:p>626.45457774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.0201" calcext:value-type="float">
            <text:p>0.0201</text:p>
          </table:table-cell>
          <table:table-cell table:formula="of:=25.4*[.C32]" office:value-type="float" office:value="0.51054" calcext:value-type="float">
            <text:p>0.51054</text:p>
          </table:table-cell>
          <table:table-cell table:formula="of:=PI()*[.D32]^2/4" office:value-type="float" office:value="0.20471488863018" calcext:value-type="float">
            <text:p>0.2047148886</text:p>
          </table:table-cell>
          <table:table-cell table:formula="of:=1000*[.$L$7]*0.00000001/([.E32]*0.000001)" office:value-type="float" office:value="83.6285045731456" calcext:value-type="float">
            <text:p>83.6285045731</text:p>
          </table:table-cell>
          <table:table-cell table:formula="of:=10000*[.$L$6]*0.00000001/([.E32]*0.000001)" office:value-type="float" office:value="789.879041441451" calcext:value-type="float">
            <text:p>789.87904144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0.0179" calcext:value-type="float">
            <text:p>0.0179</text:p>
          </table:table-cell>
          <table:table-cell table:formula="of:=25.4*[.C33]" office:value-type="float" office:value="0.45466" calcext:value-type="float">
            <text:p>0.45466</text:p>
          </table:table-cell>
          <table:table-cell table:formula="of:=PI()*[.D33]^2/4" office:value-type="float" office:value="0.162354143377629" calcext:value-type="float">
            <text:p>0.1623541434</text:p>
          </table:table-cell>
          <table:table-cell table:formula="of:=1000*[.$L$7]*0.00000001/([.E33]*0.000001)" office:value-type="float" office:value="105.448494530747" calcext:value-type="float">
            <text:p>105.4484945307</text:p>
          </table:table-cell>
          <table:table-cell table:formula="of:=10000*[.$L$6]*0.00000001/([.E33]*0.000001)" office:value-type="float" office:value="995.970885842392" calcext:value-type="float">
            <text:p>995.97088584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.01594" calcext:value-type="float">
            <text:p>0.01594</text:p>
          </table:table-cell>
          <table:table-cell table:formula="of:=25.4*[.C34]" office:value-type="float" office:value="0.404876" calcext:value-type="float">
            <text:p>0.404876</text:p>
          </table:table-cell>
          <table:table-cell table:formula="of:=PI()*[.D34]^2/4" office:value-type="float" office:value="0.128746060436017" calcext:value-type="float">
            <text:p>0.1287460604</text:p>
          </table:table-cell>
          <table:table-cell table:formula="of:=1000*[.$L$7]*0.00000001/([.E34]*0.000001)" office:value-type="float" office:value="132.974942627531" calcext:value-type="float">
            <text:p>132.9749426275</text:p>
          </table:table-cell>
          <table:table-cell table:formula="of:=10000*[.$L$6]*0.00000001/([.E34]*0.000001)" office:value-type="float" office:value="1255.96076068176" calcext:value-type="float">
            <text:p>1255.960760681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.0142" calcext:value-type="float">
            <text:p>0.0142</text:p>
          </table:table-cell>
          <table:table-cell table:formula="of:=25.4*[.C35]" office:value-type="float" office:value="0.36068" calcext:value-type="float">
            <text:p>0.36068</text:p>
          </table:table-cell>
          <table:table-cell table:formula="of:=PI()*[.D35]^2/4" office:value-type="float" office:value="0.102172496085219" calcext:value-type="float">
            <text:p>0.1021724961</text:p>
          </table:table-cell>
          <table:table-cell table:formula="of:=1000*[.$L$7]*0.00000001/([.E35]*0.000001)" office:value-type="float" office:value="167.559770544518" calcext:value-type="float">
            <text:p>167.5597705445</text:p>
          </table:table-cell>
          <table:table-cell table:formula="of:=10000*[.$L$6]*0.00000001/([.E35]*0.000001)" office:value-type="float" office:value="1582.61769258461" calcext:value-type="float">
            <text:p>1582.61769258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0.01264" calcext:value-type="float">
            <text:p>0.01264</text:p>
          </table:table-cell>
          <table:table-cell table:formula="of:=25.4*[.C36]" office:value-type="float" office:value="0.321056" calcext:value-type="float">
            <text:p>0.321056</text:p>
          </table:table-cell>
          <table:table-cell table:formula="of:=PI()*[.D36]^2/4" office:value-type="float" office:value="0.0809564512524156" calcext:value-type="float">
            <text:p>0.0809564513</text:p>
          </table:table-cell>
          <table:table-cell table:formula="of:=1000*[.$L$7]*0.00000001/([.E36]*0.000001)" office:value-type="float" office:value="211.471720105681" calcext:value-type="float">
            <text:p>211.4717201057</text:p>
          </table:table-cell>
          <table:table-cell table:formula="of:=10000*[.$L$6]*0.00000001/([.E36]*0.000001)" office:value-type="float" office:value="1997.37016011031" calcext:value-type="float">
            <text:p>1997.37016011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.01126" calcext:value-type="float">
            <text:p>0.01126</text:p>
          </table:table-cell>
          <table:table-cell table:formula="of:=25.4*[.C37]" office:value-type="float" office:value="0.286004" calcext:value-type="float">
            <text:p>0.286004</text:p>
          </table:table-cell>
          <table:table-cell table:formula="of:=PI()*[.D37]^2/4" office:value-type="float" office:value="0.0642442251768219" calcext:value-type="float">
            <text:p>0.0642442252</text:p>
          </table:table-cell>
          <table:table-cell table:formula="of:=1000*[.$L$7]*0.00000001/([.E37]*0.000001)" office:value-type="float" office:value="266.483095607114" calcext:value-type="float">
            <text:p>266.4830956071</text:p>
          </table:table-cell>
          <table:table-cell table:formula="of:=10000*[.$L$6]*0.00000001/([.E37]*0.000001)" office:value-type="float" office:value="2516.9577429714" calcext:value-type="float">
            <text:p>2516.957742971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0.01002" calcext:value-type="float">
            <text:p>0.01002</text:p>
          </table:table-cell>
          <table:table-cell table:formula="of:=25.4*[.C38]" office:value-type="float" office:value="0.254508" calcext:value-type="float">
            <text:p>0.254508</text:p>
          </table:table-cell>
          <table:table-cell table:formula="of:=PI()*[.D38]^2/4" office:value-type="float" office:value="0.0508736335843804" calcext:value-type="float">
            <text:p>0.0508736336</text:p>
          </table:table-cell>
          <table:table-cell table:formula="of:=1000*[.$L$7]*0.00000001/([.E38]*0.000001)" office:value-type="float" office:value="336.520094866121" calcext:value-type="float">
            <text:p>336.5200948661</text:p>
          </table:table-cell>
          <table:table-cell table:formula="of:=10000*[.$L$6]*0.00000001/([.E38]*0.000001)" office:value-type="float" office:value="3178.46374648667" calcext:value-type="float">
            <text:p>3178.463746486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.00893" calcext:value-type="float">
            <text:p>0.00893</text:p>
          </table:table-cell>
          <table:table-cell table:formula="of:=25.4*[.C39]" office:value-type="float" office:value="0.226822" calcext:value-type="float">
            <text:p>0.226822</text:p>
          </table:table-cell>
          <table:table-cell table:formula="of:=PI()*[.D39]^2/4" office:value-type="float" office:value="0.0404073372498821" calcext:value-type="float">
            <text:p>0.0404073372</text:p>
          </table:table-cell>
          <table:table-cell table:formula="of:=1000*[.$L$7]*0.00000001/([.E39]*0.000001)" office:value-type="float" office:value="423.685428567802" calcext:value-type="float">
            <text:p>423.6854285678</text:p>
          </table:table-cell>
          <table:table-cell table:formula="of:=10000*[.$L$6]*0.00000001/([.E39]*0.000001)" office:value-type="float" office:value="4001.74846959192" calcext:value-type="float">
            <text:p>4001.74846959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795" calcext:value-type="float">
            <text:p>0.00795</text:p>
          </table:table-cell>
          <table:table-cell table:formula="of:=25.4*[.C40]" office:value-type="float" office:value="0.20193" calcext:value-type="float">
            <text:p>0.20193</text:p>
          </table:table-cell>
          <table:table-cell table:formula="of:=PI()*[.D40]^2/4" office:value-type="float" office:value="0.0320251794476596" calcext:value-type="float">
            <text:p>0.0320251794</text:p>
          </table:table-cell>
          <table:table-cell table:formula="of:=1000*[.$L$7]*0.00000001/([.E40]*0.000001)" office:value-type="float" office:value="534.579362091635" calcext:value-type="float">
            <text:p>534.5793620916</text:p>
          </table:table-cell>
          <table:table-cell table:formula="of:=10000*[.$L$6]*0.00000001/([.E40]*0.000001)" office:value-type="float" office:value="5049.15203564354" calcext:value-type="float">
            <text:p>5049.15203564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0.00708" calcext:value-type="float">
            <text:p>0.00708</text:p>
          </table:table-cell>
          <table:table-cell table:formula="of:=25.4*[.C41]" office:value-type="float" office:value="0.179832" calcext:value-type="float">
            <text:p>0.179832</text:p>
          </table:table-cell>
          <table:table-cell table:formula="of:=PI()*[.D41]^2/4" office:value-type="float" office:value="0.0253994217802328" calcext:value-type="float">
            <text:p>0.0253994218</text:p>
          </table:table-cell>
          <table:table-cell table:formula="of:=1000*[.$L$7]*0.00000001/([.E41]*0.000001)" office:value-type="float" office:value="674.031092051225" calcext:value-type="float">
            <text:p>674.0310920512</text:p>
          </table:table-cell>
          <table:table-cell table:formula="of:=10000*[.$L$6]*0.00000001/([.E41]*0.000001)" office:value-type="float" office:value="6366.28665798383" calcext:value-type="float">
            <text:p>6366.28665798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0.0063" calcext:value-type="float">
            <text:p>0.0063</text:p>
          </table:table-cell>
          <table:table-cell table:formula="of:=25.4*[.C42]" office:value-type="float" office:value="0.16002" calcext:value-type="float">
            <text:p>0.16002</text:p>
          </table:table-cell>
          <table:table-cell table:formula="of:=PI()*[.D42]^2/4" office:value-type="float" office:value="0.0201112198453797" calcext:value-type="float">
            <text:p>0.0201112198</text:p>
          </table:table-cell>
          <table:table-cell table:formula="of:=1000*[.$L$7]*0.00000001/([.E42]*0.000001)" office:value-type="float" office:value="851.266115711679" calcext:value-type="float">
            <text:p>851.2661157117</text:p>
          </table:table-cell>
          <table:table-cell table:formula="of:=10000*[.$L$6]*0.00000001/([.E42]*0.000001)" office:value-type="float" office:value="8040.28802047772" calcext:value-type="float">
            <text:p>8040.28802047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.00561" calcext:value-type="float">
            <text:p>0.00561</text:p>
          </table:table-cell>
          <table:table-cell table:formula="of:=25.4*[.C43]" office:value-type="float" office:value="0.142494" calcext:value-type="float">
            <text:p>0.142494</text:p>
          </table:table-cell>
          <table:table-cell table:formula="of:=PI()*[.D43]^2/4" office:value-type="float" office:value="0.0159471484529044" calcext:value-type="float">
            <text:p>0.0159471485</text:p>
          </table:table-cell>
          <table:table-cell table:formula="of:=1000*[.$L$7]*0.00000001/([.E43]*0.000001)" office:value-type="float" office:value="1073.54616096786" calcext:value-type="float">
            <text:p>1073.5461609679</text:p>
          </table:table-cell>
          <table:table-cell table:formula="of:=10000*[.$L$6]*0.00000001/([.E43]*0.000001)" office:value-type="float" office:value="10139.7438217583" calcext:value-type="float">
            <text:p>10139.743821758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0.005" calcext:value-type="float">
            <text:p>0.005</text:p>
          </table:table-cell>
          <table:table-cell table:formula="of:=25.4*[.C44]" office:value-type="float" office:value="0.127" calcext:value-type="float">
            <text:p>0.127</text:p>
          </table:table-cell>
          <table:table-cell table:formula="of:=PI()*[.D44]^2/4" office:value-type="float" office:value="0.0126676869774374" calcext:value-type="float">
            <text:p>0.012667687</text:p>
          </table:table-cell>
          <table:table-cell table:formula="of:=1000*[.$L$7]*0.00000001/([.E44]*0.000001)" office:value-type="float" office:value="1351.47008530386" calcext:value-type="float">
            <text:p>1351.4700853039</text:p>
          </table:table-cell>
          <table:table-cell table:formula="of:=10000*[.$L$6]*0.00000001/([.E44]*0.000001)" office:value-type="float" office:value="12764.7612613104" calcext:value-type="float">
            <text:p>12764.76126131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0.00445" calcext:value-type="float">
            <text:p>0.00445</text:p>
          </table:table-cell>
          <table:table-cell table:formula="of:=25.4*[.C45]" office:value-type="float" office:value="0.11303" calcext:value-type="float">
            <text:p>0.11303</text:p>
          </table:table-cell>
          <table:table-cell table:formula="of:=PI()*[.D45]^2/4" office:value-type="float" office:value="0.0100340748548282" calcext:value-type="float">
            <text:p>0.0100340749</text:p>
          </table:table-cell>
          <table:table-cell table:formula="of:=1000*[.$L$7]*0.00000001/([.E45]*0.000001)" office:value-type="float" office:value="1706.1861953085" calcext:value-type="float">
            <text:p>1706.1861953085</text:p>
          </table:table-cell>
          <table:table-cell table:formula="of:=10000*[.$L$6]*0.00000001/([.E45]*0.000001)" office:value-type="float" office:value="16115.0880713425" calcext:value-type="float">
            <text:p>16115.08807134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.00396" calcext:value-type="float">
            <text:p>0.00396</text:p>
          </table:table-cell>
          <table:table-cell table:formula="of:=25.4*[.C46]" office:value-type="float" office:value="0.100584" calcext:value-type="float">
            <text:p>0.100584</text:p>
          </table:table-cell>
          <table:table-cell table:formula="of:=PI()*[.D46]^2/4" office:value-type="float" office:value="0.00794598400421532" calcext:value-type="float">
            <text:p>0.007945984</text:p>
          </table:table-cell>
          <table:table-cell table:formula="of:=1000*[.$L$7]*0.00000001/([.E46]*0.000001)" office:value-type="float" office:value="2154.5475036091" calcext:value-type="float">
            <text:p>2154.5475036091</text:p>
          </table:table-cell>
          <table:table-cell table:formula="of:=10000*[.$L$6]*0.00000001/([.E46]*0.000001)" office:value-type="float" office:value="20349.9025311678" calcext:value-type="float">
            <text:p>20349.90253116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.00353" calcext:value-type="float">
            <text:p>0.00353</text:p>
          </table:table-cell>
          <table:table-cell table:formula="of:=25.4*[.C47]" office:value-type="float" office:value="0.089662" calcext:value-type="float">
            <text:p>0.089662</text:p>
          </table:table-cell>
          <table:table-cell table:formula="of:=PI()*[.D47]^2/4" office:value-type="float" office:value="0.00631403122628601" calcext:value-type="float">
            <text:p>0.0063140312</text:p>
          </table:table-cell>
          <table:table-cell table:formula="of:=1000*[.$L$7]*0.00000001/([.E47]*0.000001)" office:value-type="float" office:value="2711.4214970505" calcext:value-type="float">
            <text:p>2711.4214970505</text:p>
          </table:table-cell>
          <table:table-cell table:formula="of:=10000*[.$L$6]*0.00000001/([.E47]*0.000001)" office:value-type="float" office:value="25609.6294435202" calcext:value-type="float">
            <text:p>25609.62944352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.00314" calcext:value-type="float">
            <text:p>0.00314</text:p>
          </table:table-cell>
          <table:table-cell table:formula="of:=25.4*[.C48]" office:value-type="float" office:value="0.079756" calcext:value-type="float">
            <text:p>0.079756</text:p>
          </table:table-cell>
          <table:table-cell table:formula="of:=PI()*[.D48]^2/4" office:value-type="float" office:value="0.00499593306090969" calcext:value-type="float">
            <text:p>0.0049959331</text:p>
          </table:table-cell>
          <table:table-cell table:formula="of:=1000*[.$L$7]*0.00000001/([.E48]*0.000001)" office:value-type="float" office:value="3426.78730705064" calcext:value-type="float">
            <text:p>3426.7873070507</text:p>
          </table:table-cell>
          <table:table-cell table:formula="of:=10000*[.$L$6]*0.00000001/([.E48]*0.000001)" office:value-type="float" office:value="32366.3263755893" calcext:value-type="float">
            <text:p>32366.3263755893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/>
          <table:table-cell table:style-name="Default"/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hyperphysics.phy-astr.gsu.edu/hbase/tables/wirega.html" xlink:type="simple">http://hyperphysics.phy-astr.gsu.edu/hbase/tables/wirega.htm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0T16:26:47.896758422</meta:creation-date>
    <dc:date>2014-12-21T14:39:07.335893207</dc:date>
    <meta:editing-duration>PT22H7M13S</meta:editing-duration>
    <meta:editing-cycles>5</meta:editing-cycles>
    <meta:generator>LibreOffice/4.2.7.2$Linux_x86 LibreOffice_project/420m0$Build-2</meta:generator>
    <meta:document-statistic meta:table-count="2" meta:cell-count="333" meta:object-count="0"/>
  </office:meta>
</office:document-meta>
</file>